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3daa3" officeooo:paragraph-rsid="0003daa3" style:font-weight-asian="bold" style:font-weight-complex="bold"/>
    </style:style>
    <style:style style:name="P2" style:family="paragraph" style:parent-style-name="Text_20_body" style:list-style-name="L5">
      <style:text-properties style:text-underline-style="solid" style:text-underline-width="auto" style:text-underline-color="font-color" fo:font-weight="bold" officeooo:rsid="0003daa3" officeooo:paragraph-rsid="0003daa3" style:font-weight-asian="bold" style:font-weight-complex="bold"/>
    </style:style>
    <style:style style:name="P3" style:family="paragraph" style:parent-style-name="Text_20_body" style:list-style-name="L5">
      <style:text-properties style:text-underline-style="none" fo:font-weight="normal" officeooo:rsid="0003daa3" officeooo:paragraph-rsid="0003daa3" style:font-weight-asian="normal" style:font-weight-complex="normal"/>
    </style:style>
    <style:style style:name="P4" style:family="paragraph" style:parent-style-name="Text_20_body" style:list-style-name="L5"/>
    <style:style style:name="P5" style:family="paragraph" style:parent-style-name="Text_20_body" style:list-style-name="L5">
      <style:text-properties officeooo:rsid="0003daa3" officeooo:paragraph-rsid="0003daa3"/>
    </style:style>
    <style:style style:name="P6" style:family="paragraph" style:parent-style-name="Text_20_body" style:list-style-name="L7"/>
    <style:style style:name="P7" style:family="paragraph" style:parent-style-name="Text_20_body" style:list-style-name="L8"/>
    <style:style style:name="P8" style:family="paragraph" style:parent-style-name="Text_20_body" style:list-style-name="L9"/>
    <style:style style:name="P9" style:family="paragraph" style:parent-style-name="Text_20_body" style:list-style-name="L10"/>
    <style:style style:name="P10" style:family="paragraph" style:parent-style-name="Text_20_body" style:list-style-name="L11">
      <style:text-properties officeooo:paragraph-rsid="0003daa3"/>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3daa3" style:font-weight-asian="normal" style:font-weight-complex="normal"/>
    </style:style>
    <style:style style:name="T3" style:family="text">
      <style:text-properties style:text-underline-style="none" fo:font-weight="bold" officeooo:rsid="0003daa3" style:font-weight-asian="bold" style:font-weight-complex="bold"/>
    </style:style>
    <style:style style:name="T4" style:family="text">
      <style:text-properties fo:font-weight="bold" style:font-weight-asian="bold" style:font-weight-complex="bol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e Objektorientierte Programmierung</text:p>
      <text:p text:style-name="P1"><text:span text:style-name="T1"/></text:p>
      <text:list xml:id="list1233742733" text:style-name="L5">
        <text:list-item>
          <text:p text:style-name="P4"><text:span text:style-name="T4">Klassen</text:span>: Klassen sind die Grundlage der objektorientierten Programmierung. Eine Klasse beschreibt eine Art von Objekten und definiert dessen Eigenschaften (Variablen) und Verhaltensweisen (Methoden).</text:p>
        </text:list-item>
        <text:list-item>
          <text:p text:style-name="P4"><text:span text:style-name="T4">Objekte</text:span>: Objekte sind Instanzen einer Klasse. Jedes Objekt hat eigene Werte für die Variablen einer Klasse und kann die Methoden einer Klasse aufrufen.</text:p>
        </text:list-item>
        <text:list-item>
          <text:p text:style-name="P4"><text:span text:style-name="T4">Vererbung</text:span>: Vererbung ermöglicht es einer Klasse, von einer bestehenden Klasse zu erben. Eine abgeleitete Klasse (auch bekannt als Kindklasse) erhält automatisch alle Eigenschaften und Methoden der Basisklasse (auch bekannt als Elternklasse). Die abgeleitete Klasse kann dann weitere Eigenschaften und Methoden hinzufügen oder überschreiben.</text:p>
        </text:list-item>
        <text:list-item>
          <text:p text:style-name="P5"><text:span text:style-name="T4">Public</text:span> und <text:span text:style-name="T4">Private</text:span> Schluesselwoerter spezifizieren, ob aus anderen Klassen auf variablen oder Methoden der Klasse zugegriffen werden koennen.</text:p>
          <text:p text:style-name="P5"/>
          <text:p text:style-name="P2">Vorteile von OOP</text:p>
        </text:list-item>
      </text:list>
      <text:list xml:id="list2022307911" text:style-name="L11">
        <text:list-item>
          <text:p text:style-name="P10"><text:span text:style-name="T3">Modularität</text:span><text:span text:style-name="T2">: OOP ermöglicht es, den Code in kleine, wiederverwendbare Teile (Klassen) zu unterteilen, was die Wartbarkeit und Pflegbarkeit des Codes verbessert.</text:span></text:p>
        </text:list-item>
      </text:list>
      <text:list xml:id="list3857378837" text:style-name="L7">
        <text:list-item>
          <text:p text:style-name="P6"><text:span text:style-name="T4">Übersichtlichkeit</text:span>: OOP-Code ist oft einfacher zu verstehen und zu pflegen, da Klassen die Funktionalität und Daten in logischen Einheiten organisieren.</text:p>
        </text:list-item>
      </text:list>
      <text:list xml:id="list3741678695" text:style-name="L8">
        <text:list-item>
          <text:p text:style-name="P7"><text:span text:style-name="T4">Wiederverwendbarkeit</text:span>: Durch die Schaffung von wiederverwendbaren Klassen kann Code effizienter wiederverwendet werden, was zu Zeit- und Kosteneinsparungen führt.</text:p>
        </text:list-item>
      </text:list>
      <text:list xml:id="list252803077" text:style-name="L9">
        <text:list-item>
          <text:p text:style-name="P8"><text:span text:style-name="T4">Erweiterbarkeit</text:span>: OOP ermöglicht es, Klassen auf einfache Weise zu erweitern oder zu ändern, um neue Anforderungen zu erfüllen, ohne den bestehenden Code zu beeinträchtigen.</text:p>
        </text:list-item>
      </text:list>
      <text:list xml:id="list89354430" text:style-name="L10">
        <text:list-item>
          <text:p text:style-name="P9"><text:span text:style-name="T4">Abstraktion</text:span>: OOP ermöglicht es, die tatsächliche Implementation einer Klasse zu verbergen und stattdessen eine öffentliche Schnittstelle bereitzustellen, was die Wartbarkeit und Sicherheit des Codes verbessert.</text:p>
        </text:list-item>
      </text:list>
      <text:list xml:id="list141354509008293" text:continue-list="list1233742733" text:style-name="L5">
        <text:list-header>
          <text:p text:style-name="P3"/>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14T14:05:21.053107480</meta:creation-date>
    <meta:editing-duration>PT8M34S</meta:editing-duration>
    <meta:editing-cycles>2</meta:editing-cycles>
    <meta:generator>LibreOffice/6.4.7.2$Linux_X86_64 LibreOffice_project/40$Build-2</meta:generator>
    <dc:date>2023-02-14T14:13:53.760053811</dc:date>
    <meta:document-statistic meta:table-count="0" meta:image-count="0" meta:object-count="0" meta:page-count="1" meta:paragraph-count="11" meta:word-count="230" meta:character-count="1750" meta:non-whitespace-character-count="1540"/>
  </office:meta>
</office:document-meta>
</file>